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gradient-step-count="0" draw:textarea-horizontal-align="justify" draw:textarea-vertical-align="middle" draw:auto-grow-height="false" fo:min-height="3.069cm" fo:min-width="2.915cm" fo:padding-top="0.175cm" fo:padding-bottom="0.175cm" fo:padding-left="0.3cm" fo:padding-right="0.3cm" draw:shadow-offset-x="0.203cm" draw:shadow-offset-y="0.203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152cm" draw:marker-end-width="0.152cm" draw:fill="none" draw:gradient-step-count="0" draw:textarea-horizontal-align="justify" draw:textarea-vertical-align="middle" draw:auto-grow-height="false" fo:min-height="3.09cm" fo:min-width="3.545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152cm" draw:marker-end-width="0.152cm" draw:fill="none" draw:gradient-step-count="0" draw:textarea-horizontal-align="justify" draw:textarea-vertical-align="middle" draw:auto-grow-height="false" fo:min-height="3.09cm" fo:min-width="3.341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152cm" draw:marker-end-width="0.152cm" draw:fill="none" draw:gradient-step-count="0" draw:textarea-horizontal-align="justify" draw:textarea-vertical-align="middle" draw:auto-grow-height="false" fo:min-height="3.09cm" fo:min-width="3.544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4.192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6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4cm"/>
    </style:style>
    <style:style style:name="gr8" style:family="graphic" style:parent-style-name="standard" style:list-style-name="L3">
      <style:graphic-properties draw:stroke="none" svg:stroke-color="#000000" draw:fill="none" draw:fill-color="#ffffff" fo:min-height="6.4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4.26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5.68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4.267cm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3.335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152cm" draw:marker-end-width="0.152cm" draw:fill="none" draw:gradient-step-count="0" draw:textarea-horizontal-align="justify" draw:textarea-vertical-align="middle" draw:auto-grow-height="false" fo:min-height="3.09cm" fo:min-width="2.872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4.104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3.59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4.26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4.4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51cm"/>
      <style:paragraph-properties style:writing-mode="lr-tb"/>
    </style:style>
    <style:style style:name="gr22" style:family="graphic" style:parent-style-name="objectwithoutfill">
      <style:graphic-properties svg:stroke-width="0.102cm" svg:stroke-color="#000000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2" style:family="paragraph">
      <loext:graphic-properties draw:fill="none" draw:gradient-step-count="0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text-indent="0cm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 fo:hyphenate="false" loext:hyphenation-no-caps="false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28pt" fo:font-weight="bold" style:font-size-asian="28pt" style:font-size-complex="28pt"/>
    </style:style>
    <style:style style:name="T1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5pt" fo:font-weight="bold" style:font-size-asian="18pt" style:font-size-complex="18pt"/>
    </style:style>
    <style:style style:name="T5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xml:id="id1" draw:id="id1" draw:layer="layout" svg:width="3.883cm" svg:height="3.787cm" svg:x="2.085cm" svg:y="4.215cm">
              <text:p text:style-name="P1"><text:span text:style-name="T1">Define</text:span></text:p>
              <text:p text:style-name="P1"><text:span text:style-name="T1">user’s view</text:span></text:p>
              <text:p text:style-name="P1"><text:span text:style-name="T1">of system</text:span></text:p>
              <text:p text:style-name="P1"><text:span text:style-name="T1">structu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3" draw:id="id3" draw:layer="layout" svg:width="4.519cm" svg:height="3.814cm" svg:x="13.595cm" svg:y="4.19cm">
              <text:p text:style-name="P1"><text:span text:style-name="T1">Define</text:span></text:p>
              <text:p text:style-name="P1"><text:span text:style-name="T1">system</text:span></text:p>
              <text:p text:style-name="P1"><text:span text:style-name="T1">configuration</text:span></text:p>
              <text:p text:style-name="P1"><text:span text:style-name="T1">with securit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" draw:id="id2" draw:layer="layout" svg:width="4.315cm" svg:height="3.814cm" svg:x="7.681cm" svg:y="4.19cm">
              <text:p text:style-name="P1"><text:span text:style-name="T1">Define</text:span></text:p>
              <text:p text:style-name="P1"><text:span text:style-name="T1">security</text:span></text:p>
              <text:p text:style-name="P1"><text:span text:style-name="T1">labels and</text:span></text:p>
              <text:p text:style-name="P1"><text:span text:style-name="T1">partial order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xml:id="id4" draw:id="id4" draw:layer="layout" svg:width="4.518cm" svg:height="3.814cm" svg:x="19.416cm" svg:y="4.19cm">
              <text:p text:style-name="P1"><text:span text:style-name="T1">Define</text:span></text:p>
              <text:p text:style-name="P1"><text:span text:style-name="T1">configuration</text:span></text:p>
              <text:p text:style-name="P1"><text:span text:style-name="T1">interpretation</text:span></text:p>
              <text:p text:style-name="P1"><text:span text:style-name="T1">function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473cm" svg:height="15.288cm" draw:transform="skewX (-0.00698131700797732) rotate (-1.5707963267949) translate (17.929cm 3.154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4" draw:layer="layout" svg:width="19.184cm" svg:height="0.962cm" svg:x="0cm" svg:y="2.122cm">
              <draw:text-box>
                <text:p>Parametric structure of secure state machine with security controls</text:p>
              </draw:text-box>
            </draw:frame>
            <draw:frame draw:style-name="gr7" draw:text-style-name="P5" draw:layer="layout" svg:width="3.685cm" svg:height="1.504cm" svg:x="2.684cm" svg:y="8.164cm">
              <draw:text-box>
                <text:p/>
              </draw:text-box>
            </draw:frame>
            <draw:frame draw:style-name="gr8" draw:text-style-name="P8" draw:layer="layout" svg:width="6.24cm" svg:height="6.65cm" svg:x="1.616cm" svg:y="8.097cm">
              <draw:text-box>
                <text:p text:style-name="P6">Datatypes for</text:p>
                <text:list text:style-name="L1">
                  <text:list-item>
                    <text:p text:style-name="P6">inputs</text:p>
                  </text:list-item>
                  <text:list-item>
                    <text:p text:style-name="P6">outputs</text:p>
                  </text:list-item>
                  <text:list-item>
                    <text:p>state</text:p>
                  </text:list-item>
                  <text:list-item>
                    <text:p>Security control</text:p>
                  </text:list-item>
                </text:list>
                <text:list text:style-name="L2">
                  <text:list-item>
                    <text:list>
                      <text:list-item>
                        <text:p text:style-name="P7">discard</text:p>
                      </text:list-item>
                      <text:list-item>
                        <text:p text:style-name="P7">trap</text:p>
                      </text:list-item>
                      <text:list-item>
                        <text:p text:style-name="P7">exec</text:p>
                      </text:list-item>
                    </text:list>
                  </text:list-item>
                </text:list>
              </draw:text-box>
            </draw:frame>
            <draw:frame draw:style-name="gr9" draw:text-style-name="P8" draw:layer="layout" svg:width="4.976cm" svg:height="4.517cm" svg:x="7.347cm" svg:y="8.164cm">
              <draw:text-box>
                <text:list text:style-name="L1">
                  <text:list-item>
                    <text:p text:style-name="P6">Datatypes for security labels</text:p>
                  </text:list-item>
                  <text:list-item>
                    <text:p text:style-name="P6">Partial orders on labels</text:p>
                  </text:list-item>
                </text:list>
              </draw:text-box>
            </draw:frame>
            <draw:frame draw:style-name="gr10" draw:text-style-name="P8" draw:layer="layout" svg:width="5.469cm" svg:height="5.939cm" svg:x="13.747cm" svg:y="8.297cm">
              <draw:text-box>
                <text:p text:style-name="P6">Datatype for system security configuration</text:p>
                <text:list text:style-name="L1">
                  <text:list-item>
                    <text:p text:style-name="P6">inputs, outputs, state</text:p>
                  </text:list-item>
                  <text:list-item>
                    <text:p text:style-name="P6">security control policies &amp; trust assumptions</text:p>
                  </text:list-item>
                </text:list>
              </draw:text-box>
            </draw:frame>
            <draw:frame draw:style-name="gr11" draw:text-style-name="P8" draw:layer="layout" svg:width="5.469cm" svg:height="4.517cm" svg:x="19.548cm" svg:y="8.164cm">
              <draw:text-box>
                <text:p text:style-name="P6">Security interpretation of system configuration in access-control logic</text:p>
              </draw:text-box>
            </draw:frame>
            <draw:custom-shape draw:style-name="gr12" draw:text-style-name="P3" draw:layer="layout" svg:width="0.473cm" svg:height="3.835cm" draw:transform="skewX (-0.00698131700797732) rotate (-1.5707963267949) translate (23.634cm 3.154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3" draw:text-style-name="P5" draw:layer="layout" svg:width="0.502cm" svg:height="1.187cm" svg:x="26.312cm" svg:y="2.122cm">
              <draw:text-box>
                <text:p/>
              </draw:text-box>
            </draw:frame>
            <draw:frame draw:style-name="gr14" draw:text-style-name="P10" draw:layer="layout" svg:width="4.806cm" svg:height="3.095cm" svg:x="19.313cm" svg:y="0cm">
              <draw:text-box>
                <text:p text:style-name="P9">Definition of secure state machine interpretation</text:p>
              </draw:text-box>
            </draw:frame>
            <draw:custom-shape draw:style-name="gr15" draw:text-style-name="P2" xml:id="id5" draw:id="id5" draw:layer="layout" svg:width="3.846cm" svg:height="3.814cm" svg:x="25.57cm" svg:y="4.191cm">
              <text:p text:style-name="P1"><text:span text:style-name="T1">Define</text:span></text:p>
              <text:p text:style-name="P1"><text:span text:style-name="T1">system</text:span></text:p>
              <text:p text:style-name="P1"><text:span text:style-name="T1">behavi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" xml:id="id6" draw:id="id6" draw:layer="layout" svg:width="3.846cm" svg:height="3.814cm" svg:x="31.32cm" svg:y="4.192cm">
              <text:p text:style-name="P1"><text:span text:style-name="T1">Define</text:span></text:p>
              <text:p text:style-name="P1"><text:span text:style-name="T1">operational</text:span></text:p>
              <text:p text:style-name="P1"><text:span text:style-name="T1">security</text:span></text:p>
              <text:p text:style-name="P1"><text:span text:style-name="T1">polici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2" xml:id="id7" draw:id="id7" draw:layer="layout" svg:width="3.846cm" svg:height="3.814cm" svg:x="37.07cm" svg:y="4.193cm">
              <text:p text:style-name="P11"><text:span text:style-name="T2">Prove</text:span></text:p>
              <text:p text:style-name="P11"><text:span text:style-name="T2">system</text:span></text:p>
              <text:p text:style-name="P11"><text:span text:style-name="T2">constraints</text:span></text:p>
              <text:p text:style-name="P11"><text:span text:style-name="T2">are satisfi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3" draw:layer="layout" svg:width="0.473cm" svg:height="15.196cm" draw:transform="skewX (-0.00698131700797732) rotate (-1.5707963267949) translate (40.895cm 3.088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7" draw:text-style-name="P10" draw:layer="layout" svg:width="15.712cm" svg:height="1.673cm" svg:x="25.213cm" svg:y="1.411cm">
              <draw:text-box>
                <text:p text:style-name="P9">Defining CONOPS as a secure state machine and proving behavior satisfies system security constraints</text:p>
              </draw:text-box>
            </draw:frame>
            <draw:frame draw:style-name="gr18" draw:text-style-name="P8" draw:layer="layout" svg:width="5.469cm" svg:height="3.848cm" svg:x="25.349cm" svg:y="8.164cm">
              <draw:text-box>
                <text:p text:style-name="P6">Define configuration</text:p>
                <text:p text:style-name="P6">transition relation</text:p>
                <text:p text:style-name="P6">for security control actions</text:p>
              </draw:text-box>
            </draw:frame>
            <draw:frame draw:style-name="gr19" draw:text-style-name="P8" draw:layer="layout" svg:width="5.469cm" svg:height="4.517cm" svg:x="31.05cm" svg:y="8.164cm">
              <draw:text-box>
                <text:p text:style-name="P6">Define policies</text:p>
                <text:p text:style-name="P6">and conditions for each security control action in access-control logic</text:p>
              </draw:text-box>
            </draw:frame>
            <draw:frame draw:style-name="gr20" draw:text-style-name="P15" draw:layer="layout" svg:width="5.256cm" svg:height="4.486cm" svg:x="37.145cm" svg:y="8.164cm">
              <draw:text-box>
                <text:p text:style-name="P13"><text:span text:style-name="T3">Formal verification constraints are satisfied</text:span></text:p>
                <text:list text:style-name="L1">
                  <text:list-item>
                    <text:p text:style-name="P14"><text:span text:style-name="T4">Action taken if and only if it is authenticated and authorized</text:span></text:p>
                  </text:list-item>
                </text:list>
              </draw:text-box>
            </draw:frame>
            <draw:frame draw:style-name="gr21" draw:text-style-name="P17" draw:layer="layout" svg:width="15.412cm" svg:height="1.352cm" svg:x="0.071cm" svg:y="0.229cm">
              <draw:text-box>
                <text:p text:style-name="P16"><text:span text:style-name="T5">Secure State Machine Workflow</text:span></text:p>
              </draw:text-box>
            </draw:frame>
            <draw:connector draw:style-name="gr22" draw:text-style-name="P3" draw:layer="layout" draw:type="line" svg:x1="5.968cm" svg:y1="6.108cm" svg:x2="7.681cm" svg:y2="6.097cm" draw:start-shape="id1" draw:start-glue-point="1" draw:end-shape="id2" draw:end-glue-point="3" svg:d="M5968 6108l1713-11" svg:viewBox="0 0 1714 12">
              <text:p/>
            </draw:connector>
            <draw:connector draw:style-name="gr22" draw:text-style-name="P3" draw:layer="layout" draw:type="line" svg:x1="11.996cm" svg:y1="6.097cm" svg:x2="13.595cm" svg:y2="6.097cm" draw:start-shape="id2" draw:start-glue-point="1" draw:end-shape="id3" draw:end-glue-point="3" svg:d="M11996 6097h1599" svg:viewBox="0 0 1600 1">
              <text:p/>
            </draw:connector>
            <draw:connector draw:style-name="gr22" draw:text-style-name="P3" draw:layer="layout" draw:type="line" svg:x1="18.114cm" svg:y1="6.097cm" svg:x2="19.416cm" svg:y2="6.097cm" draw:start-shape="id3" draw:start-glue-point="1" draw:end-shape="id4" draw:end-glue-point="3" svg:d="M18114 6097h1302" svg:viewBox="0 0 1303 1">
              <text:p/>
            </draw:connector>
            <draw:connector draw:style-name="gr22" draw:text-style-name="P3" draw:layer="layout" draw:type="line" svg:x1="23.934cm" svg:y1="6.097cm" svg:x2="25.57cm" svg:y2="6.098cm" draw:start-shape="id4" draw:start-glue-point="1" draw:end-shape="id5" draw:end-glue-point="3" svg:d="M23934 6097l1636 1" svg:viewBox="0 0 1637 2">
              <text:p/>
            </draw:connector>
            <draw:connector draw:style-name="gr22" draw:text-style-name="P3" draw:layer="layout" draw:type="line" svg:x1="29.416cm" svg:y1="6.098cm" svg:x2="31.32cm" svg:y2="6.099cm" draw:start-shape="id5" draw:start-glue-point="1" draw:end-shape="id6" draw:end-glue-point="3" svg:d="M29416 6098l1904 1" svg:viewBox="0 0 1905 2">
              <text:p/>
            </draw:connector>
            <draw:connector draw:style-name="gr22" draw:text-style-name="P3" draw:layer="layout" draw:type="line" svg:x1="35.166cm" svg:y1="6.099cm" svg:x2="37.07cm" svg:y2="6.1cm" draw:start-shape="id6" draw:start-glue-point="1" draw:end-shape="id7" draw:end-glue-point="3" svg:d="M35166 6099l1904 1" svg:viewBox="0 0 1905 2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647cm" fo:page-height="15.0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3T08:59:38.895176537</meta:creation-date>
    <dc:date>2022-11-03T08:44:35.229525534</dc:date>
    <meta:editing-duration>PT1H18M49S</meta:editing-duration>
    <meta:editing-cycles>29</meta:editing-cycles>
    <meta:generator>LibreOffice/6.4.7.2$Linux_X86_64 LibreOffice_project/40$Build-2</meta:generator>
    <meta:document-statistic meta:object-count="31"/>
  </office:meta>
</office:document-meta>
</file>